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20%" fo:margin-left="2.54cm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line-height="120%" fo:margin-left="2.54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justify" fo:break-before="auto" fo:line-height="120%" fo:margin-top="0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justify" fo:break-before="auto" fo:line-height="120%" fo:margin-top="0cm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justify" fo:break-before="auto" fo:text-indent="0cm" fo:line-height="120%" fo:margin-left="2.54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justify" fo:break-before="auto" fo:text-indent="0cm" fo:line-height="120%" fo:margin-left="2.54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justify" fo:break-before="auto" fo:text-indent="0cm" fo:line-height="120%" fo:margin-left="2.54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text-align="justify" fo:break-before="auto" fo:text-indent="0cm" fo:line-height="120%" fo:margin-left="2.54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justify" fo:break-before="auto" fo:text-indent="0cm" fo:line-height="120%" fo:margin-left="2.54cm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justify" fo:break-before="auto" fo:text-indent="0cm" fo:line-height="120%" fo:margin-left="3.81cm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justify" fo:break-before="auto" fo:text-indent="0cm" fo:line-height="120%" fo:margin-left="2.54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2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2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text-align="justify" fo:break-before="auto" fo:text-indent="0cm" fo:line-height="115%" fo:margin-left="2.54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text-align="justify" fo:break-before="auto" fo:text-indent="0cm" fo:line-height="120%" fo:margin-left="2.54cm" style:writing-mode="lr-tb"/>
    </style:style>
    <style:style style:name="T4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text-align="justify" fo:break-before="auto" fo:line-height="120%" fo:margin-top="0cm" style:writing-mode="lr-tb"/>
    </style:style>
    <style:style style:name="T5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text-align="justify" fo:break-before="auto" fo:line-height="120%" fo:margin-top="0cm" style:writing-mode="lr-tb"/>
    </style:style>
    <style:style style:name="T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text-align="justify" fo:break-before="auto" fo:line-height="120%" fo:margin-top="0cm" style:writing-mode="lr-tb"/>
    </style:style>
    <style:style style:name="T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text-align="justify" fo:break-before="auto" fo:line-height="120%" fo:margin-top="0cm" style:writing-mode="lr-tb"/>
    </style:style>
    <style:style style:name="T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text-align="justify" fo:break-before="auto" fo:line-height="120%" fo:margin-top="0cm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text-align="justify" fo:break-before="auto" fo:line-height="120%" fo:margin-top="0cm" style:writing-mode="lr-tb"/>
    </style:style>
    <style:style style:name="T5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text-align="justify" fo:break-before="auto" fo:line-height="120%" fo:margin-top="0cm" style:writing-mode="lr-tb"/>
    </style:style>
    <style:style style:name="T5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text-align="justify" fo:break-before="auto" fo:line-height="120%" fo:margin-top="0cm" style:writing-mode="lr-tb"/>
    </style:style>
    <style:style style:name="T5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text-align="justify" fo:break-before="auto" fo:line-height="120%" fo:margin-top="0cm" style:writing-mode="lr-tb"/>
    </style:style>
    <style:style style:name="T5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text-align="justify" fo:break-before="auto" fo:line-height="120%" fo:margin-top="0cm" style:writing-mode="lr-tb"/>
    </style:style>
    <style:style style:name="T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text-align="justify" fo:break-before="auto" fo:line-height="120%" fo:margin-top="0cm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text-align="justify" fo:break-before="auto" fo:line-height="120%" fo:margin-top="0cm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text-align="justify" fo:break-before="auto" fo:line-height="120%" fo:margin-top="0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text-align="justify" fo:break-before="auto" fo:line-height="120%" fo:margin-top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text-align="justify" fo:break-before="auto" fo:line-height="120%" fo:margin-top="0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text-align="justify" fo:break-before="auto" fo:line-height="120%" fo:margin-top="0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0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STORY</text:span></text:p>
      <text:p text:style-name="P2"><text:span text:style-name="T2_1">Roles</text:span></text:p>
      <text:list text:style-name="LS1" xml:id="list0">
        <text:list-item>
          <text:p text:style-name="P3"><text:span text:style-name="T3_1">Doctor</text:span></text:p>
        </text:list-item>
        <text:list-item>
          <text:p text:style-name="P4"><text:span text:style-name="T4_1">Nurse</text:span></text:p>
        </text:list-item>
        <text:list-item>
          <text:p text:style-name="P5"><text:span text:style-name="T5_1">System</text:span><text:span text:style-name="T5_2"><text:s/></text:span><text:span text:style-name="T5_3">Administrator</text:span></text:p>
        </text:list-item>
      </text:list>
      <text:p text:style-name="P6"/>
      <text:p text:style-name="P7"><text:span text:style-name="T7_1">Role</text:span><text:span text:style-name="T7_2"><text:s/></text:span><text:span text:style-name="T7_3">Attributes</text:span></text:p>
      <text:p text:style-name="P8"><text:span text:style-name="T8_1">1.<text:s/></text:span><text:span text:style-name="T8_2">User</text:span></text:p>
      <text:p text:style-name="P9"><text:span text:style-name="T9_1">Frequency</text:span><text:span text:style-name="T9_2"><text:s/></text:span><text:span text:style-name="T9_3">of</text:span><text:span text:style-name="T9_4"><text:s/></text:span><text:span text:style-name="T9_5">use</text:span><text:span text:style-name="T9_6">—<text:s/></text:span><text:span text:style-name="T9_7">Every</text:span><text:span text:style-name="T9_8"><text:s/></text:span><text:span text:style-name="T9_9">day</text:span></text:p>
      <text:p text:style-name="P10"><text:span text:style-name="T10_1">Domain</text:span><text:span text:style-name="T10_2"><text:s/></text:span><text:span text:style-name="T10_3">expertise</text:span><text:span text:style-name="T10_4">—<text:s/></text:span><text:span text:style-name="T10_5">Average</text:span></text:p>
      <text:p text:style-name="P11"><text:span text:style-name="T11_1">Computer</text:span><text:span text:style-name="T11_2"><text:s/></text:span><text:span text:style-name="T11_3">expertise</text:span><text:span text:style-name="T11_4">—<text:s/></text:span><text:span text:style-name="T11_5">Average</text:span></text:p>
      <text:p text:style-name="P12"><text:span text:style-name="T12_1">General</text:span><text:span text:style-name="T12_2"><text:s/></text:span><text:span text:style-name="T12_3">goals</text:span><text:span text:style-name="T12_4"><text:s/>—<text:s/></text:span><text:span text:style-name="T12_5">Immediate</text:span><text:span text:style-name="T12_6"><text:s/></text:span><text:span text:style-name="T12_7">temporary</text:span><text:span text:style-name="T12_8"><text:s/></text:span><text:span text:style-name="T12_9">diagnosis</text:span></text:p>
      <text:p text:style-name="P13"><text:span text:style-name="T13_1">2.<text:s/></text:span><text:span text:style-name="T13_2">Nurse</text:span></text:p>
      <text:p text:style-name="P14"><text:span text:style-name="T14_1">Frequency</text:span><text:span text:style-name="T14_2"><text:s/></text:span><text:span text:style-name="T14_3">of</text:span><text:span text:style-name="T14_4"><text:s/></text:span><text:span text:style-name="T14_5">use</text:span><text:span text:style-name="T14_6">—<text:s/></text:span><text:span text:style-name="T14_7">Every</text:span><text:span text:style-name="T14_8"><text:s/></text:span><text:span text:style-name="T14_9">day</text:span></text:p>
      <text:p text:style-name="P15"><text:span text:style-name="T15_1">Domain</text:span><text:span text:style-name="T15_2"><text:s/></text:span><text:span text:style-name="T15_3">expertise</text:span><text:span text:style-name="T15_4">—<text:s/></text:span><text:span text:style-name="T15_5">Average</text:span></text:p>
      <text:p text:style-name="P16"><text:span text:style-name="T16_1">Computer</text:span><text:span text:style-name="T16_2"><text:s/></text:span><text:span text:style-name="T16_3">expertise</text:span><text:span text:style-name="T16_4">—<text:s/></text:span><text:span text:style-name="T16_5">Average</text:span></text:p>
      <text:p text:style-name="P17"><text:span text:style-name="T17_1">General</text:span><text:span text:style-name="T17_2"><text:s/></text:span><text:span text:style-name="T17_3">goals</text:span><text:span text:style-name="T17_4"><text:s/>—<text:s/></text:span><text:span text:style-name="T17_5">Conduct</text:span><text:span text:style-name="T17_6"><text:s/></text:span><text:span text:style-name="T17_7">examination</text:span><text:span text:style-name="T17_8"><text:s/></text:span><text:span text:style-name="T17_9">to</text:span><text:span text:style-name="T17_10"><text:s/></text:span><text:span text:style-name="T17_11">his</text:span><text:span text:style-name="T17_12">/</text:span><text:span text:style-name="T17_13">her</text:span><text:span text:style-name="T17_14"><text:s/></text:span><text:span text:style-name="T17_15">patients</text:span><text:span text:style-name="T17_16">.</text:span></text:p>
      <text:p text:style-name="P18"><text:span text:style-name="T18_1">3.<text:s/></text:span><text:span text:style-name="T18_2">Doctor</text:span></text:p>
      <text:p text:style-name="P19"><text:span text:style-name="T19_1">Frequency</text:span><text:span text:style-name="T19_2"><text:s/></text:span><text:span text:style-name="T19_3">of</text:span><text:span text:style-name="T19_4"><text:s/></text:span><text:span text:style-name="T19_5">use</text:span><text:span text:style-name="T19_6">—<text:s/></text:span><text:span text:style-name="T19_7">Every</text:span><text:span text:style-name="T19_8"><text:s/></text:span><text:span text:style-name="T19_9">day</text:span></text:p>
      <text:p text:style-name="P20"><text:span text:style-name="T20_1">Domain</text:span><text:span text:style-name="T20_2"><text:s/></text:span><text:span text:style-name="T20_3">expertise</text:span><text:span text:style-name="T20_4">—<text:s/></text:span><text:span text:style-name="T20_5">Average</text:span></text:p>
      <text:p text:style-name="P21"><text:span text:style-name="T21_1">Computer</text:span><text:span text:style-name="T21_2"><text:s/></text:span><text:span text:style-name="T21_3">expertise</text:span><text:span text:style-name="T21_4">—<text:s/></text:span><text:span text:style-name="T21_5">Average</text:span></text:p>
      <text:p text:style-name="P22"><text:span text:style-name="T22_1">General</text:span><text:span text:style-name="T22_2"><text:s/></text:span><text:span text:style-name="T22_3">goals</text:span><text:span text:style-name="T22_4"><text:s/>—<text:s/></text:span><text:span text:style-name="T22_5">Generate</text:span><text:span text:style-name="T22_6"><text:s/></text:span><text:span text:style-name="T22_7">final</text:span><text:span text:style-name="T22_8"><text:s/></text:span><text:span text:style-name="T22_9">diagnosis</text:span><text:span text:style-name="T22_10"><text:s/></text:span><text:span text:style-name="T22_11">from</text:span><text:span text:style-name="T22_12"><text:s/></text:span><text:span text:style-name="T22_13">initial</text:span><text:span text:style-name="T22_14"><text:s/></text:span><text:span text:style-name="T22_15">diagnosis</text:span></text:p>
      <text:p text:style-name="P23"/>
      <text:p text:style-name="P24"><text:span text:style-name="T24_1">Persona</text:span></text:p>
      <text:list text:style-name="LS2" xml:id="list3">
        <text:list-item>
          <text:p text:style-name="P25"><text:span text:style-name="T25_1">System</text:span><text:span text:style-name="T25_2"><text:s/></text:span><text:span text:style-name="T25_3">Administrator</text:span></text:p>
        </text:list-item>
      </text:list>
      <text:p text:style-name="P26"><text:span text:style-name="T26_1"><text:tab/><text:tab/></text:span><text:span text:style-name="T26_2">Gigi</text:span><text:span text:style-name="T26_3"><text:s/></text:span><text:span text:style-name="T26_4">is</text:span><text:span text:style-name="T26_5"><text:s/></text:span><text:span text:style-name="T26_6">in</text:span><text:span text:style-name="T26_7">-</text:span><text:span text:style-name="T26_8">charge</text:span><text:span text:style-name="T26_9"><text:s/></text:span><text:span text:style-name="T26_10">of</text:span><text:span text:style-name="T26_11"><text:s/></text:span><text:span text:style-name="T26_12">employees</text:span><text:span text:style-name="T26_13"><text:s/></text:span><text:span text:style-name="T26_14">faculties</text:span><text:span text:style-name="T26_15"><text:s/></text:span><text:span text:style-name="T26_16">who</text:span><text:span text:style-name="T26_17"><text:s/></text:span><text:span text:style-name="T26_18">work</text:span><text:span text:style-name="T26_19"><text:s/></text:span><text:span text:style-name="T26_20">at</text:span><text:span text:style-name="T26_21"><text:s/></text:span><text:span text:style-name="T26_22">the</text:span><text:span text:style-name="T26_23"><text:s/></text:span><text:span text:style-name="T26_24">MSU</text:span><text:span text:style-name="T26_25">-</text:span><text:span text:style-name="T26_26">IIT</text:span><text:span text:style-name="T26_27"><text:s/></text:span><text:span text:style-name="T26_28">clinic</text:span><text:span text:style-name="T26_29">.<text:s/></text:span><text:span text:style-name="T26_30">As</text:span><text:span text:style-name="T26_31"><text:s/></text:span><text:span text:style-name="T26_32">the</text:span><text:span text:style-name="T26_33"><text:s/></text:span></text:p>
      <text:p text:style-name="P27"><text:span text:style-name="T27_1"><text:tab/><text:tab/></text:span><text:span text:style-name="T27_2">person</text:span><text:span text:style-name="T27_3"><text:s/></text:span><text:span text:style-name="T27_4">in</text:span><text:span text:style-name="T27_5">-</text:span><text:span text:style-name="T27_6">charge</text:span><text:span text:style-name="T27_7">,<text:s/></text:span><text:span text:style-name="T27_8">she</text:span><text:span text:style-name="T27_9"><text:s/></text:span><text:span text:style-name="T27_10">has</text:span><text:span text:style-name="T27_11"><text:s/></text:span><text:span text:style-name="T27_12">to</text:span><text:span text:style-name="T27_13"><text:s/></text:span><text:span text:style-name="T27_14">make</text:span><text:span text:style-name="T27_15"><text:s/></text:span><text:span text:style-name="T27_16">sure</text:span><text:span text:style-name="T27_17"><text:s/></text:span><text:span text:style-name="T27_18">that</text:span><text:span text:style-name="T27_19"><text:s/></text:span><text:span text:style-name="T27_20">no</text:span><text:span text:style-name="T27_21"><text:s/></text:span><text:span text:style-name="T27_22">random</text:span><text:span text:style-name="T27_23"><text:s/></text:span><text:span text:style-name="T27_24">person</text:span><text:span text:style-name="T27_25"><text:s/></text:span><text:span text:style-name="T27_26">has</text:span><text:span text:style-name="T27_27"><text:s/></text:span><text:span text:style-name="T27_28">access</text:span><text:span text:style-name="T27_29"><text:s/></text:span><text:span text:style-name="T27_30">to</text:span><text:span text:style-name="T27_31"><text:s/></text:span><text:span text:style-name="T27_32">the</text:span><text:span text:style-name="T27_33"><text:s/></text:span></text:p>
      <text:p text:style-name="P28"><text:span text:style-name="T28_1"><text:tab/><text:tab/></text:span><text:span text:style-name="T28_2">records</text:span><text:span text:style-name="T28_3"><text:s/></text:span><text:span text:style-name="T28_4">in</text:span><text:span text:style-name="T28_5"><text:s/></text:span><text:span text:style-name="T28_6">the</text:span><text:span text:style-name="T28_7"><text:s/></text:span><text:span text:style-name="T28_8">clinic</text:span><text:span text:style-name="T28_9"><text:s/></text:span><text:span text:style-name="T28_10">and</text:span><text:span text:style-name="T28_11"><text:s/></text:span><text:span text:style-name="T28_12">no</text:span><text:span text:style-name="T28_13"><text:s/></text:span><text:span text:style-name="T28_14">random</text:span><text:span text:style-name="T28_15"><text:s/></text:span><text:span text:style-name="T28_16">person</text:span><text:span text:style-name="T28_17"><text:s/></text:span><text:span text:style-name="T28_18">can</text:span><text:span text:style-name="T28_19"><text:s/></text:span><text:span text:style-name="T28_20">assume</text:span><text:span text:style-name="T28_21"><text:s/></text:span><text:span text:style-name="T28_22">the</text:span><text:span text:style-name="T28_23"><text:s/></text:span><text:span text:style-name="T28_24">roles</text:span><text:span text:style-name="T28_25"><text:s/></text:span><text:span text:style-name="T28_26">of</text:span><text:span text:style-name="T28_27"><text:s/></text:span><text:span text:style-name="T28_28">people</text:span><text:span text:style-name="T28_29"><text:s/></text:span><text:span text:style-name="T28_30">in</text:span><text:span text:style-name="T28_31"><text:s/></text:span></text:p>
      <text:p text:style-name="P29"><text:span text:style-name="T29_1"><text:tab/><text:tab/></text:span><text:span text:style-name="T29_2">the</text:span><text:span text:style-name="T29_3"><text:s/></text:span><text:span text:style-name="T29_4">clinic</text:span><text:span text:style-name="T29_5">.<text:s/></text:span><text:span text:style-name="T29_6">In</text:span><text:span text:style-name="T29_7"><text:s/></text:span><text:span text:style-name="T29_8">order</text:span><text:span text:style-name="T29_9"><text:s/></text:span><text:span text:style-name="T29_10">to</text:span><text:span text:style-name="T29_11"><text:s/></text:span><text:span text:style-name="T29_12">make</text:span><text:span text:style-name="T29_13"><text:s/></text:span><text:span text:style-name="T29_14">her</text:span><text:span text:style-name="T29_15"><text:s/></text:span><text:span text:style-name="T29_16">work</text:span><text:span text:style-name="T29_17"><text:s/></text:span><text:span text:style-name="T29_18">manageable</text:span><text:span text:style-name="T29_19">,<text:s/></text:span><text:span text:style-name="T29_20">she</text:span><text:span text:style-name="T29_21"><text:s/></text:span><text:span text:style-name="T29_22">wants</text:span><text:span text:style-name="T29_23"><text:s/></text:span><text:span text:style-name="T29_24">a</text:span><text:span text:style-name="T29_25"><text:s/></text:span><text:span text:style-name="T29_26">system</text:span><text:span text:style-name="T29_27"><text:s/></text:span><text:span text:style-name="T29_28">where</text:span><text:span text:style-name="T29_29"><text:s/></text:span><text:span text:style-name="T29_30">she</text:span><text:span text:style-name="T29_31"><text:s/></text:span></text:p>
      <text:p text:style-name="P30"><text:span text:style-name="T30_1"><text:tab/><text:tab/></text:span><text:span text:style-name="T30_2">can</text:span><text:span text:style-name="T30_3"><text:s/></text:span><text:span text:style-name="T30_4">first</text:span><text:span text:style-name="T30_5"><text:s/></text:span><text:span text:style-name="T30_6">add</text:span><text:span text:style-name="T30_7"><text:s/></text:span><text:span text:style-name="T30_8">the</text:span><text:span text:style-name="T30_9"><text:s/></text:span><text:span text:style-name="T30_10">doctor</text:span><text:span text:style-name="T30_11">,<text:s/></text:span><text:span text:style-name="T30_12">nurse</text:span><text:span text:style-name="T30_13"><text:s/></text:span><text:span text:style-name="T30_14">or</text:span><text:span text:style-name="T30_15"><text:s/></text:span><text:span text:style-name="T30_16">patient</text:span><text:span text:style-name="T30_17"><text:s/></text:span><text:span text:style-name="T30_18">to</text:span><text:span text:style-name="T30_19"><text:s/></text:span><text:span text:style-name="T30_20">the</text:span><text:span text:style-name="T30_21"><text:s/></text:span><text:span text:style-name="T30_22">system</text:span><text:span text:style-name="T30_23"><text:s/></text:span><text:span text:style-name="T30_24">before</text:span><text:span text:style-name="T30_25"><text:s/></text:span><text:span text:style-name="T30_26">they</text:span><text:span text:style-name="T30_27"><text:s/></text:span><text:span text:style-name="T30_28">can</text:span><text:span text:style-name="T30_29"><text:s/></text:span><text:span text:style-name="T30_30">actually</text:span><text:span text:style-name="T30_31"><text:s/></text:span></text:p>
      <text:p text:style-name="P31"><text:span text:style-name="T31_1"><text:tab/><text:tab/></text:span><text:span text:style-name="T31_2">sign</text:span><text:span text:style-name="T31_3"><text:s/></text:span><text:span text:style-name="T31_4">up</text:span><text:span text:style-name="T31_5"><text:s/></text:span><text:span text:style-name="T31_6">using</text:span><text:span text:style-name="T31_7"><text:s/></text:span><text:span text:style-name="T31_8">a</text:span><text:span text:style-name="T31_9"><text:s/></text:span><text:span text:style-name="T31_10">generated</text:span><text:span text:style-name="T31_11"><text:s/></text:span><text:span text:style-name="T31_12">key</text:span><text:span text:style-name="T31_13"><text:s/></text:span><text:span text:style-name="T31_14">code</text:span><text:span text:style-name="T31_15"><text:s/></text:span><text:span text:style-name="T31_16">by</text:span><text:span text:style-name="T31_17"><text:s/></text:span><text:span text:style-name="T31_18">the</text:span><text:span text:style-name="T31_19"><text:s/></text:span><text:span text:style-name="T31_20">system</text:span><text:span text:style-name="T31_21">.<text:s/></text:span><text:span text:style-name="T31_22">And</text:span><text:span text:style-name="T31_23"><text:s/></text:span><text:span text:style-name="T31_24">now</text:span><text:span text:style-name="T31_25"><text:s/></text:span><text:span text:style-name="T31_26">with</text:span><text:span text:style-name="T31_27"><text:s/></text:span><text:span text:style-name="T31_28">the</text:span><text:span text:style-name="T31_29"><text:s/></text:span><text:span text:style-name="T31_30">proposed</text:span><text:span text:style-name="T31_31"><text:s/></text:span></text:p>
      <text:p text:style-name="P32"><text:span text:style-name="T32_1"><text:tab/><text:tab/></text:span><text:span text:style-name="T32_2">system</text:span><text:span text:style-name="T32_3">,<text:s/></text:span><text:span text:style-name="T32_4">Gigi</text:span><text:span text:style-name="T32_5"><text:s/></text:span><text:span text:style-name="T32_6">has</text:span><text:span text:style-name="T32_7"><text:s/></text:span><text:span text:style-name="T32_8">also</text:span><text:span text:style-name="T32_9"><text:s/></text:span><text:span text:style-name="T32_10">been</text:span><text:span text:style-name="T32_11"><text:s/></text:span><text:span text:style-name="T32_12">assigned</text:span><text:span text:style-name="T32_13"><text:s/></text:span><text:span text:style-name="T32_14">to</text:span><text:span text:style-name="T32_15"><text:s/></text:span><text:span text:style-name="T32_16">add</text:span><text:span text:style-name="T32_17"><text:s/></text:span><text:span text:style-name="T32_18">diseases</text:span><text:span text:style-name="T32_19"><text:s/></text:span><text:span text:style-name="T32_20">that</text:span><text:span text:style-name="T32_21"><text:s/></text:span><text:span text:style-name="T32_22">are</text:span><text:span text:style-name="T32_23"><text:s/></text:span><text:span text:style-name="T32_24">not</text:span><text:span text:style-name="T32_25"><text:s/></text:span><text:span text:style-name="T32_26">yet</text:span><text:span text:style-name="T32_27"><text:s/></text:span><text:span text:style-name="T32_28">in</text:span><text:span text:style-name="T32_29"><text:s/></text:span><text:span text:style-name="T32_30">the</text:span><text:span text:style-name="T32_31"><text:s/></text:span><text:span text:style-name="T32_32">system</text:span><text:span text:style-name="T32_33">.</text:span></text:p>
      <text:list text:style-name="LS2" xml:id="list4" text:continue-list="list3">
        <text:list-item>
          <text:p text:style-name="P33"><text:span text:style-name="T33_1">Nurse</text:span></text:p>
        </text:list-item>
      </text:list>
      <text:p text:style-name="P34"><text:span text:style-name="T34_1"><text:tab/><text:tab/></text:span><text:span text:style-name="T34_2">Iris</text:span><text:span text:style-name="T34_3"><text:s/></text:span><text:span text:style-name="T34_4">is</text:span><text:span text:style-name="T34_5"><text:s/></text:span><text:span text:style-name="T34_6">a</text:span><text:span text:style-name="T34_7"><text:s/></text:span><text:span text:style-name="T34_8">nurse</text:span><text:span text:style-name="T34_9"><text:s/></text:span><text:span text:style-name="T34_10">in</text:span><text:span text:style-name="T34_11"><text:s/></text:span><text:span text:style-name="T34_12">the</text:span><text:span text:style-name="T34_13"><text:s/></text:span><text:span text:style-name="T34_14">clinic</text:span><text:span text:style-name="T34_15"><text:s/></text:span><text:span text:style-name="T34_16">of</text:span><text:span text:style-name="T34_17"><text:s/></text:span><text:span text:style-name="T34_18">MSU</text:span><text:span text:style-name="T34_19">-</text:span><text:span text:style-name="T34_20">IIT</text:span><text:span text:style-name="T34_21">.<text:s/></text:span><text:span text:style-name="T34_22">She</text:span><text:span text:style-name="T34_23"><text:s/></text:span><text:span text:style-name="T34_24">is</text:span><text:span text:style-name="T34_25"><text:s/></text:span><text:span text:style-name="T34_26">the</text:span><text:span text:style-name="T34_27"><text:s/></text:span><text:span text:style-name="T34_28">one</text:span><text:span text:style-name="T34_29"><text:s/></text:span><text:span text:style-name="T34_30">patients</text:span><text:span text:style-name="T34_31"><text:s/></text:span><text:span text:style-name="T34_32">go</text:span><text:span text:style-name="T34_33"><text:s/></text:span><text:span text:style-name="T34_34">to</text:span><text:span text:style-name="T34_35"><text:s/></text:span><text:span text:style-name="T34_36">first</text:span><text:span text:style-name="T34_37"><text:s/></text:span><text:span text:style-name="T34_38">when</text:span><text:span text:style-name="T34_39"><text:s/></text:span></text:p>
      <text:p text:style-name="P35"><text:span text:style-name="T35_1"><text:tab/><text:tab/></text:span><text:span text:style-name="T35_2">they</text:span><text:span text:style-name="T35_3"><text:s/></text:span><text:span text:style-name="T35_4">need</text:span><text:span text:style-name="T35_5"><text:s/></text:span><text:span text:style-name="T35_6">to</text:span><text:span text:style-name="T35_7"><text:s/></text:span><text:span text:style-name="T35_8">go</text:span><text:span text:style-name="T35_9"><text:s/></text:span><text:span text:style-name="T35_10">to</text:span><text:span text:style-name="T35_11"><text:s/></text:span><text:span text:style-name="T35_12">a</text:span><text:span text:style-name="T35_13"><text:s/></text:span><text:span text:style-name="T35_14">doctor</text:span><text:span text:style-name="T35_15"><text:s/></text:span><text:span text:style-name="T35_16">for</text:span><text:span text:style-name="T35_17"><text:s/></text:span><text:span text:style-name="T35_18">diagnosis</text:span><text:span text:style-name="T35_19">.<text:s/></text:span><text:span text:style-name="T35_20">She</text:span><text:span text:style-name="T35_21"><text:s/></text:span><text:span text:style-name="T35_22">always</text:span><text:span text:style-name="T35_23"><text:s/></text:span><text:span text:style-name="T35_24">first</text:span><text:span text:style-name="T35_25"><text:s/></text:span><text:span text:style-name="T35_26">takes</text:span><text:span text:style-name="T35_27"><text:s/></text:span><text:span text:style-name="T35_28">the</text:span><text:span text:style-name="T35_29"><text:s/></text:span><text:span text:style-name="T35_30">patient</text:span><text:span text:style-name="T35_31">’</text:span><text:span text:style-name="T35_32">s</text:span></text:p>
      <text:p text:style-name="P36"><text:span text:style-name="T36_1"><text:tab/><text:tab/></text:span><text:span text:style-name="T36_2">medical</text:span><text:span text:style-name="T36_3"><text:s/></text:span><text:span text:style-name="T36_4">records</text:span><text:span text:style-name="T36_5">.<text:s/></text:span><text:span text:style-name="T36_6">And</text:span><text:span text:style-name="T36_7"><text:s/></text:span><text:span text:style-name="T36_8">then</text:span><text:span text:style-name="T36_9"><text:s/></text:span><text:span text:style-name="T36_10">she</text:span><text:span text:style-name="T36_11"><text:s/></text:span><text:span text:style-name="T36_12">writes</text:span><text:span text:style-name="T36_13"><text:s/></text:span><text:span text:style-name="T36_14">what</text:span><text:span text:style-name="T36_15"><text:s/></text:span><text:span text:style-name="T36_16">the</text:span><text:span text:style-name="T36_17"><text:s/></text:span><text:span text:style-name="T36_18">patient</text:span><text:span text:style-name="T36_19"><text:s/></text:span><text:span text:style-name="T36_20">complains</text:span><text:span text:style-name="T36_21"><text:s/></text:span><text:span text:style-name="T36_22">about</text:span><text:span text:style-name="T36_23">.<text:s/></text:span><text:span text:style-name="T36_24">This</text:span><text:span text:style-name="T36_25"><text:s/></text:span><text:span text:style-name="T36_26">is</text:span></text:p>
      <text:p text:style-name="P37"><text:span text:style-name="T37_1"><text:tab/><text:tab/></text:span><text:span text:style-name="T37_2">a</text:span><text:span text:style-name="T37_3"><text:s/></text:span><text:span text:style-name="T37_4">tedious</text:span><text:span text:style-name="T37_5"><text:s/></text:span><text:span text:style-name="T37_6">job</text:span><text:span text:style-name="T37_7"><text:s/></text:span><text:span text:style-name="T37_8">especially</text:span><text:span text:style-name="T37_9"><text:s/></text:span><text:span text:style-name="T37_10">when</text:span><text:span text:style-name="T37_11"><text:s/></text:span><text:span text:style-name="T37_12">patients</text:span><text:span text:style-name="T37_13"><text:s/></text:span><text:span text:style-name="T37_14">come</text:span><text:span text:style-name="T37_15"><text:s/></text:span><text:span text:style-name="T37_16">crashing</text:span><text:span text:style-name="T37_17"><text:s/></text:span><text:span text:style-name="T37_18">to</text:span><text:span text:style-name="T37_19"><text:s/></text:span><text:span text:style-name="T37_20">the</text:span><text:span text:style-name="T37_21"><text:s/></text:span><text:span text:style-name="T37_22">clinic</text:span><text:span text:style-name="T37_23">.<text:s/></text:span><text:span text:style-name="T37_24">She</text:span><text:span text:style-name="T37_25"><text:s/></text:span><text:span text:style-name="T37_26">would</text:span><text:span text:style-name="T37_27"><text:s/></text:span></text:p>
      <text:p text:style-name="P38"><text:span text:style-name="T38_1"><text:tab/><text:tab/></text:span><text:span text:style-name="T38_2">rather</text:span><text:span text:style-name="T38_3"><text:s/></text:span><text:span text:style-name="T38_4">just</text:span><text:span text:style-name="T38_5"><text:s/></text:span><text:span text:style-name="T38_6">have</text:span><text:span text:style-name="T38_7"><text:s/></text:span><text:span text:style-name="T38_8">to</text:span><text:span text:style-name="T38_9"><text:s/></text:span><text:span text:style-name="T38_10">input</text:span><text:span text:style-name="T38_11"><text:s/></text:span><text:span text:style-name="T38_12">the</text:span><text:span text:style-name="T38_13"><text:s/></text:span><text:span text:style-name="T38_14">patient</text:span><text:span text:style-name="T38_15">’</text:span><text:span text:style-name="T38_16">s</text:span><text:span text:style-name="T38_17"><text:s/></text:span><text:span text:style-name="T38_18">ID</text:span><text:span text:style-name="T38_19"><text:s/></text:span><text:span text:style-name="T38_20">Number</text:span><text:span text:style-name="T38_21"><text:s/></text:span><text:span text:style-name="T38_22">and</text:span><text:span text:style-name="T38_23"><text:s/></text:span><text:span text:style-name="T38_24">then</text:span><text:span text:style-name="T38_25"><text:s/></text:span><text:span text:style-name="T38_26">record</text:span><text:span text:style-name="T38_27"><text:s/></text:span><text:span text:style-name="T38_28">the</text:span><text:span text:style-name="T38_29"><text:s/></text:span><text:span text:style-name="T38_30">patient</text:span><text:span text:style-name="T38_31">’</text:span><text:span text:style-name="T38_32">s</text:span><text:span text:style-name="T38_33"><text:s/></text:span></text:p>
      <text:p text:style-name="P39"><text:span text:style-name="T39_1"><text:tab/><text:tab/></text:span><text:span text:style-name="T39_2">complains</text:span><text:span text:style-name="T39_3">.</text:span></text:p>
      <text:list text:style-name="LS2" xml:id="list5" text:continue-list="list3">
        <text:list-item>
          <text:p text:style-name="P40"><text:span text:style-name="T40_1">Doctor</text:span></text:p>
        </text:list-item>
      </text:list>
      <text:p text:style-name="P41"><text:span text:style-name="T41_1"><text:tab/><text:tab/></text:span><text:span text:style-name="T41_2">Dr</text:span><text:span text:style-name="T41_3">.<text:s/></text:span><text:span text:style-name="T41_4">Puts</text:span><text:span text:style-name="T41_5"><text:s/></text:span><text:span text:style-name="T41_6">is</text:span><text:span text:style-name="T41_7"><text:s/></text:span><text:span text:style-name="T41_8">the</text:span><text:span text:style-name="T41_9"><text:s/></text:span><text:span text:style-name="T41_10">Chief</text:span><text:span text:style-name="T41_11"><text:s/></text:span><text:span text:style-name="T41_12">Administrative</text:span><text:span text:style-name="T41_13"><text:s/></text:span><text:span text:style-name="T41_14">Officer</text:span><text:span text:style-name="T41_15"><text:s/></text:span><text:span text:style-name="T41_16">and</text:span><text:span text:style-name="T41_17"><text:s/></text:span><text:span text:style-name="T41_18">Head</text:span><text:span text:style-name="T41_19"><text:s/></text:span><text:span text:style-name="T41_20">Doctor</text:span><text:span text:style-name="T41_21"><text:s/></text:span><text:span text:style-name="T41_22">of</text:span><text:span text:style-name="T41_23"><text:s/></text:span><text:span text:style-name="T41_24">the</text:span><text:span text:style-name="T41_25"><text:s/></text:span><text:span text:style-name="T41_26">clinic</text:span><text:span text:style-name="T41_27"><text:s/></text:span><text:span text:style-name="T41_28">in</text:span></text:p>
      <text:p text:style-name="P42"><text:span text:style-name="T42_1"><text:tab/><text:tab/></text:span><text:span text:style-name="T42_2">MSU</text:span><text:span text:style-name="T42_3">-</text:span><text:span text:style-name="T42_4">IIT</text:span><text:span text:style-name="T42_5">.<text:s/></text:span><text:span text:style-name="T42_6">As</text:span><text:span text:style-name="T42_7"><text:s/></text:span><text:span text:style-name="T42_8">a</text:span><text:span text:style-name="T42_9"><text:s/></text:span><text:span text:style-name="T42_10">doctor</text:span><text:span text:style-name="T42_11">,<text:s/></text:span><text:span text:style-name="T42_12">Dr</text:span><text:span text:style-name="T42_13">.<text:s/></text:span><text:span text:style-name="T42_14">Puts</text:span><text:span text:style-name="T42_15"><text:s/></text:span><text:span text:style-name="T42_16">wants</text:span><text:span text:style-name="T42_17"><text:s/></text:span><text:span text:style-name="T42_18">to</text:span><text:span text:style-name="T42_19"><text:s/></text:span><text:span text:style-name="T42_20">review</text:span><text:span text:style-name="T42_21"><text:s/></text:span><text:span text:style-name="T42_22">every</text:span><text:span text:style-name="T42_23"><text:s/></text:span><text:span text:style-name="T42_24">appointment</text:span><text:span text:style-name="T42_25"><text:s/></text:span><text:span text:style-name="T42_26">request</text:span></text:p>
      <text:p text:style-name="P43"><text:span text:style-name="T43_1"><text:tab/><text:tab/></text:span><text:span text:style-name="T43_2">in</text:span><text:span text:style-name="T43_3"><text:s/></text:span><text:span text:style-name="T43_4">order</text:span><text:span text:style-name="T43_5"><text:s/></text:span><text:span text:style-name="T43_6">to</text:span><text:span text:style-name="T43_7"><text:s/></text:span><text:span text:style-name="T43_8">make</text:span><text:span text:style-name="T43_9"><text:s/></text:span><text:span text:style-name="T43_10">sure</text:span><text:span text:style-name="T43_11"><text:s/></text:span><text:span text:style-name="T43_12">that</text:span><text:span text:style-name="T43_13"><text:s/></text:span><text:span text:style-name="T43_14">he</text:span><text:span text:style-name="T43_15"><text:s/></text:span><text:span text:style-name="T43_16">is</text:span><text:span text:style-name="T43_17"><text:s/></text:span><text:span text:style-name="T43_18">the</text:span><text:span text:style-name="T43_19"><text:s/></text:span><text:span text:style-name="T43_20">right</text:span><text:span text:style-name="T43_21"><text:s/></text:span><text:span text:style-name="T43_22">doctor</text:span><text:span text:style-name="T43_23"><text:s/></text:span><text:span text:style-name="T43_24">for</text:span><text:span text:style-name="T43_25"><text:s/></text:span><text:span text:style-name="T43_26">the</text:span><text:span text:style-name="T43_27"><text:s/></text:span><text:span text:style-name="T43_28">patient</text:span><text:span text:style-name="T43_29">’</text:span><text:span text:style-name="T43_30">s</text:span><text:span text:style-name="T43_31"><text:s/></text:span><text:span text:style-name="T43_32">needs</text:span><text:span text:style-name="T43_33">.<text:s/></text:span><text:span text:style-name="T43_34">This</text:span><text:span text:style-name="T43_35"><text:s/></text:span></text:p>
      <text:p text:style-name="P44"><text:span text:style-name="T44_1"><text:tab/><text:tab/></text:span><text:span text:style-name="T44_2">is</text:span><text:span text:style-name="T44_3"><text:s/></text:span><text:span text:style-name="T44_4">to</text:span><text:span text:style-name="T44_5"><text:s/></text:span><text:span text:style-name="T44_6">save</text:span><text:span text:style-name="T44_7"><text:s/></text:span><text:span text:style-name="T44_8">time</text:span><text:span text:style-name="T44_9"><text:s/></text:span><text:span text:style-name="T44_10">for</text:span><text:span text:style-name="T44_11"><text:s/></text:span><text:span text:style-name="T44_12">both</text:span><text:span text:style-name="T44_13"><text:s/></text:span><text:span text:style-name="T44_14">doctors</text:span><text:span text:style-name="T44_15"><text:s/></text:span><text:span text:style-name="T44_16">and</text:span><text:span text:style-name="T44_17"><text:s/></text:span><text:span text:style-name="T44_18">students</text:span><text:span text:style-name="T44_19">.<text:s/></text:span><text:span text:style-name="T44_20">Dr</text:span><text:span text:style-name="T44_21">.<text:s/></text:span><text:span text:style-name="T44_22">Puts</text:span><text:span text:style-name="T44_23"><text:s/></text:span><text:span text:style-name="T44_24">wants</text:span><text:span text:style-name="T44_25"><text:s/></text:span><text:span text:style-name="T44_26">a</text:span><text:span text:style-name="T44_27"><text:s/></text:span><text:span text:style-name="T44_28">system</text:span><text:span text:style-name="T44_29"><text:s/></text:span><text:span text:style-name="T44_30">that</text:span><text:span text:style-name="T44_31"><text:s/></text:span></text:p>
      <text:p text:style-name="P45"><text:span text:style-name="T45_1"><text:tab/><text:tab/></text:span><text:span text:style-name="T45_2">generates</text:span><text:span text:style-name="T45_3"><text:s/></text:span><text:span text:style-name="T45_4">an</text:span><text:span text:style-name="T45_5"><text:s/></text:span><text:span text:style-name="T45_6">initial</text:span><text:span text:style-name="T45_7"><text:s/></text:span><text:span text:style-name="T45_8">diagnosis</text:span><text:span text:style-name="T45_9"><text:s/></text:span><text:span text:style-name="T45_10">of</text:span><text:span text:style-name="T45_11"><text:s/></text:span><text:span text:style-name="T45_12">the</text:span><text:span text:style-name="T45_13"><text:s/></text:span><text:span text:style-name="T45_14">patient</text:span><text:span text:style-name="T45_15"><text:s/></text:span><text:span text:style-name="T45_16">based</text:span><text:span text:style-name="T45_17"><text:s/></text:span><text:span text:style-name="T45_18">on</text:span><text:span text:style-name="T45_19"><text:s/></text:span><text:span text:style-name="T45_20">the</text:span><text:span text:style-name="T45_21"><text:s/></text:span><text:span text:style-name="T45_22">patient</text:span><text:span text:style-name="T45_23">’</text:span><text:span text:style-name="T45_24">s</text:span><text:span text:style-name="T45_25"><text:s/></text:span><text:span text:style-name="T45_26">answers</text:span></text:p>
      <text:p text:style-name="P46"><text:span text:style-name="T46_1"><text:tab/><text:tab/></text:span><text:span text:style-name="T46_2">to</text:span><text:span text:style-name="T46_3"><text:s/></text:span><text:span text:style-name="T46_4">a</text:span><text:span text:style-name="T46_5"><text:s/></text:span><text:span text:style-name="T46_6">diagnostic</text:span><text:span text:style-name="T46_7"><text:s/></text:span><text:span text:style-name="T46_8">examination</text:span><text:span text:style-name="T46_9">.<text:s/></text:span><text:span text:style-name="T46_10">This</text:span><text:span text:style-name="T46_11"><text:s/></text:span><text:span text:style-name="T46_12">initial</text:span><text:span text:style-name="T46_13"><text:s/></text:span><text:span text:style-name="T46_14">diagnosis</text:span><text:span text:style-name="T46_15">,<text:s/></text:span><text:span text:style-name="T46_16">however</text:span><text:span text:style-name="T46_17">,<text:s/></text:span><text:span text:style-name="T46_18">is</text:span><text:span text:style-name="T46_19"><text:s/></text:span><text:span text:style-name="T46_20">only</text:span><text:span text:style-name="T46_21"><text:s/></text:span><text:span text:style-name="T46_22">shown</text:span><text:span text:style-name="T46_23"><text:s/></text:span></text:p>
      <text:p text:style-name="P47"><text:span text:style-name="T47_1"><text:tab/><text:tab/></text:span><text:span text:style-name="T47_2">Dr</text:span><text:span text:style-name="T47_3">.<text:s/></text:span><text:span text:style-name="T47_4">Puts</text:span><text:span text:style-name="T47_5"><text:s/></text:span><text:span text:style-name="T47_6">or</text:span><text:span text:style-name="T47_7"><text:s/></text:span><text:span text:style-name="T47_8">any</text:span><text:span text:style-name="T47_9"><text:s/></text:span><text:span text:style-name="T47_10">other</text:span><text:span text:style-name="T47_11"><text:s/></text:span><text:span text:style-name="T47_12">doctor</text:span><text:span text:style-name="T47_13"><text:s/></text:span><text:span text:style-name="T47_14">who</text:span><text:span text:style-name="T47_15"><text:s/></text:span><text:span text:style-name="T47_16">is</text:span><text:span text:style-name="T47_17"><text:s/></text:span><text:span text:style-name="T47_18">in</text:span><text:span text:style-name="T47_19">-</text:span><text:span text:style-name="T47_20">charged</text:span><text:span text:style-name="T47_21"><text:s/></text:span><text:span text:style-name="T47_22">of</text:span><text:span text:style-name="T47_23"><text:s/></text:span><text:span text:style-name="T47_24">the</text:span><text:span text:style-name="T47_25"><text:s/></text:span><text:span text:style-name="T47_26">patient</text:span><text:span text:style-name="T47_27">.<text:s/></text:span></text:p>
      <text:p text:style-name="P48"/>
      <text:p text:style-name="P49"><text:span text:style-name="T49_1">Stories</text:span></text:p>
      <text:list text:style-name="LS3" xml:id="list6">
        <text:list-item>
          <text:p text:style-name="P50"><text:span text:style-name="T50_1">As</text:span><text:span text:style-name="T50_2"><text:s/></text:span><text:span text:style-name="T50_3">an</text:span><text:span text:style-name="T50_4"><text:s/></text:span><text:span text:style-name="T50_5">admin</text:span><text:span text:style-name="T50_6">/</text:span><text:span text:style-name="T50_7">nurse</text:span><text:span text:style-name="T50_8">/</text:span><text:span text:style-name="T50_9">doctor</text:span><text:span text:style-name="T50_10">,<text:s/></text:span><text:span text:style-name="T50_11">I</text:span><text:span text:style-name="T50_12"><text:s/></text:span><text:span text:style-name="T50_13">want</text:span><text:span text:style-name="T50_14"><text:s/></text:span><text:span text:style-name="T50_15">to</text:span><text:span text:style-name="T50_16"><text:s/></text:span><text:span text:style-name="T50_17">be</text:span><text:span text:style-name="T50_18"><text:s/></text:span><text:span text:style-name="T50_19">able</text:span><text:span text:style-name="T50_20"><text:s/></text:span><text:span text:style-name="T50_21">to</text:span><text:span text:style-name="T50_22"><text:s/></text:span><text:span text:style-name="T50_23">sign</text:span><text:span text:style-name="T50_24"><text:s/></text:span><text:span text:style-name="T50_25">up</text:span><text:span text:style-name="T50_26"><text:s/></text:span><text:span text:style-name="T50_27">a</text:span><text:span text:style-name="T50_28"><text:s/></text:span><text:span text:style-name="T50_29">new</text:span><text:span text:style-name="T50_30"><text:s/></text:span><text:span text:style-name="T50_31">account</text:span><text:span text:style-name="T50_32"><text:s/></text:span><text:span text:style-name="T50_33">in</text:span><text:span text:style-name="T50_34"><text:s/></text:span><text:span text:style-name="T50_35">order</text:span><text:span text:style-name="T50_36"><text:s/></text:span><text:span text:style-name="T50_37">to</text:span><text:span text:style-name="T50_38"><text:s/></text:span><text:span text:style-name="T50_39">login</text:span><text:span text:style-name="T50_40">.</text:span></text:p>
        </text:list-item>
        <text:list-item>
          <text:p text:style-name="P51"><text:span text:style-name="T51_1">As</text:span><text:span text:style-name="T51_2"><text:s/></text:span><text:span text:style-name="T51_3">a</text:span><text:span text:style-name="T51_4"><text:s/></text:span><text:span text:style-name="T51_5">signed</text:span><text:span text:style-name="T51_6"><text:s/></text:span><text:span text:style-name="T51_7">up</text:span><text:span text:style-name="T51_8"><text:s/></text:span><text:span text:style-name="T51_9">admin</text:span><text:span text:style-name="T51_10">/</text:span><text:span text:style-name="T51_11">nurse</text:span><text:span text:style-name="T51_12">/</text:span><text:span text:style-name="T51_13">doctor</text:span><text:span text:style-name="T51_14">,<text:s/></text:span><text:span text:style-name="T51_15">I</text:span><text:span text:style-name="T51_16"><text:s/></text:span><text:span text:style-name="T51_17">want</text:span><text:span text:style-name="T51_18"><text:s/></text:span><text:span text:style-name="T51_19">to</text:span><text:span text:style-name="T51_20"><text:s/></text:span><text:span text:style-name="T51_21">be</text:span><text:span text:style-name="T51_22"><text:s/></text:span><text:span text:style-name="T51_23">able</text:span><text:span text:style-name="T51_24"><text:s/></text:span><text:span text:style-name="T51_25">to</text:span><text:span text:style-name="T51_26"><text:s/></text:span><text:span text:style-name="T51_27">log</text:span><text:span text:style-name="T51_28"><text:s/></text:span><text:span text:style-name="T51_29">in</text:span><text:span text:style-name="T51_30"><text:s/></text:span><text:span text:style-name="T51_31">immediately</text:span><text:span text:style-name="T51_32"><text:s/></text:span><text:span text:style-name="T51_33">right</text:span><text:span text:style-name="T51_34"><text:s/></text:span><text:span text:style-name="T51_35">after</text:span><text:span text:style-name="T51_36"><text:s/></text:span><text:span text:style-name="T51_37">I</text:span><text:span text:style-name="T51_38"><text:s/></text:span><text:span text:style-name="T51_39">input</text:span><text:span text:style-name="T51_40"><text:s/></text:span><text:span text:style-name="T51_41">my</text:span><text:span text:style-name="T51_42"><text:s/></text:span><text:span text:style-name="T51_43">correct</text:span><text:span text:style-name="T51_44"><text:s/></text:span><text:span text:style-name="T51_45">username</text:span><text:span text:style-name="T51_46"><text:s/></text:span><text:span text:style-name="T51_47">and</text:span><text:span text:style-name="T51_48"><text:s/></text:span><text:span text:style-name="T51_49">password</text:span><text:span text:style-name="T51_50"><text:s/></text:span><text:span text:style-name="T51_51">without</text:span><text:span text:style-name="T51_52"><text:s/></text:span><text:span text:style-name="T51_53">any</text:span><text:span text:style-name="T51_54"><text:s/></text:span><text:span text:style-name="T51_55">complications</text:span><text:span text:style-name="T51_56">.</text:span></text:p>
        </text:list-item>
        <text:list-item>
          <text:p text:style-name="P52"><text:span text:style-name="T52_1">As</text:span><text:span text:style-name="T52_2"><text:s/></text:span><text:span text:style-name="T52_3">an</text:span><text:span text:style-name="T52_4"><text:s/></text:span><text:span text:style-name="T52_5">admin</text:span><text:span text:style-name="T52_6">/</text:span><text:span text:style-name="T52_7">nurse</text:span><text:span text:style-name="T52_8">/</text:span><text:span text:style-name="T52_9">doctor</text:span><text:span text:style-name="T52_10">,<text:s/></text:span><text:span text:style-name="T52_11">I</text:span><text:span text:style-name="T52_12"><text:s/></text:span><text:span text:style-name="T52_13">want</text:span><text:span text:style-name="T52_14"><text:s/></text:span><text:span text:style-name="T52_15">to</text:span><text:span text:style-name="T52_16"><text:s/></text:span><text:span text:style-name="T52_17">be</text:span><text:span text:style-name="T52_18"><text:s/></text:span><text:span text:style-name="T52_19">able</text:span><text:span text:style-name="T52_20"><text:s/></text:span><text:span text:style-name="T52_21">to</text:span><text:span text:style-name="T52_22"><text:s/></text:span><text:span text:style-name="T52_23">update</text:span><text:span text:style-name="T52_24"><text:s/></text:span><text:span text:style-name="T52_25">my</text:span><text:span text:style-name="T52_26"><text:s/></text:span><text:span text:style-name="T52_27">password</text:span><text:span text:style-name="T52_28">.</text:span></text:p>
        </text:list-item>
        <text:list-item>
          <text:p text:style-name="P53"><text:span text:style-name="T53_1">As</text:span><text:span text:style-name="T53_2"><text:s/></text:span><text:span text:style-name="T53_3">an</text:span><text:span text:style-name="T53_4"><text:s/></text:span><text:span text:style-name="T53_5">admin</text:span><text:span text:style-name="T53_6">/</text:span><text:span text:style-name="T53_7">nurse</text:span><text:span text:style-name="T53_8">/</text:span><text:span text:style-name="T53_9">doctor</text:span><text:span text:style-name="T53_10">,<text:s/></text:span><text:span text:style-name="T53_11">if</text:span><text:span text:style-name="T53_12"><text:s/></text:span><text:span text:style-name="T53_13">I</text:span><text:span text:style-name="T53_14"><text:s/></text:span><text:span text:style-name="T53_15">forgot</text:span><text:span text:style-name="T53_16"><text:s/></text:span><text:span text:style-name="T53_17">my</text:span><text:span text:style-name="T53_18"><text:s/></text:span><text:span text:style-name="T53_19">password</text:span><text:span text:style-name="T53_20">,<text:s/></text:span><text:span text:style-name="T53_21">I</text:span><text:span text:style-name="T53_22"><text:s/></text:span><text:span text:style-name="T53_23">want</text:span><text:span text:style-name="T53_24"><text:s/></text:span><text:span text:style-name="T53_25">to</text:span><text:span text:style-name="T53_26"><text:s/></text:span><text:span text:style-name="T53_27">be</text:span><text:span text:style-name="T53_28"><text:s/></text:span><text:span text:style-name="T53_29">able</text:span><text:span text:style-name="T53_30"><text:s/></text:span><text:span text:style-name="T53_31">to</text:span><text:span text:style-name="T53_32"><text:s/></text:span><text:span text:style-name="T53_33">recover</text:span><text:span text:style-name="T53_34"><text:s/></text:span><text:span text:style-name="T53_35">my</text:span><text:span text:style-name="T53_36"><text:s/></text:span><text:span text:style-name="T53_37">account</text:span><text:span text:style-name="T53_38"><text:s/></text:span><text:span text:style-name="T53_39">by</text:span><text:span text:style-name="T53_40"><text:s/></text:span><text:span text:style-name="T53_41">resetting</text:span><text:span text:style-name="T53_42"><text:s/></text:span><text:span text:style-name="T53_43">my</text:span><text:span text:style-name="T53_44"><text:s/></text:span><text:span text:style-name="T53_45">password</text:span><text:span text:style-name="T53_46">.</text:span></text:p>
        </text:list-item>
        <text:list-item>
          <text:p text:style-name="P54"><text:span text:style-name="T54_1">As</text:span><text:span text:style-name="T54_2"><text:s/></text:span><text:span text:style-name="T54_3">an</text:span><text:span text:style-name="T54_4"><text:s/></text:span><text:span text:style-name="T54_5">admin</text:span><text:span text:style-name="T54_6">,<text:s/></text:span><text:span text:style-name="T54_7">I</text:span><text:span text:style-name="T54_8"><text:s/></text:span><text:span text:style-name="T54_9">want</text:span><text:span text:style-name="T54_10"><text:s/></text:span><text:span text:style-name="T54_11">to</text:span><text:span text:style-name="T54_12"><text:s/></text:span><text:span text:style-name="T54_13">add</text:span><text:span text:style-name="T54_14"><text:s/></text:span><text:span text:style-name="T54_15">a</text:span><text:span text:style-name="T54_16"><text:s/></text:span><text:span text:style-name="T54_17">disease</text:span><text:span text:style-name="T54_18"><text:s/></text:span><text:span text:style-name="T54_19">so</text:span><text:span text:style-name="T54_20"><text:s/></text:span><text:span text:style-name="T54_21">that</text:span><text:span text:style-name="T54_22"><text:s/></text:span><text:span text:style-name="T54_23">the</text:span><text:span text:style-name="T54_24"><text:s/></text:span><text:span text:style-name="T54_25">Doctor</text:span><text:span text:style-name="T54_26"><text:s/></text:span><text:span text:style-name="T54_27">can</text:span><text:span text:style-name="T54_28"><text:s/></text:span><text:span text:style-name="T54_29">diagnose</text:span><text:span text:style-name="T54_30"><text:s/></text:span><text:span text:style-name="T54_31">the</text:span><text:span text:style-name="T54_32"><text:s/></text:span><text:span text:style-name="T54_33">patient</text:span><text:span text:style-name="T54_34">.</text:span></text:p>
        </text:list-item>
      </text:list>
      <text:list text:style-name="LS4" xml:id="list11">
        <text:list-item>
          <text:list>
            <text:list-item>
              <text:p text:style-name="P55"><text:span text:style-name="T55_1">As</text:span><text:span text:style-name="T55_2"><text:s/></text:span><text:span text:style-name="T55_3">an</text:span><text:span text:style-name="T55_4"><text:s/></text:span><text:span text:style-name="T55_5">admin</text:span><text:span text:style-name="T55_6">,<text:s/></text:span><text:span text:style-name="T55_7">I</text:span><text:span text:style-name="T55_8"><text:s/></text:span><text:span text:style-name="T55_9">want</text:span><text:span text:style-name="T55_10"><text:s/></text:span><text:span text:style-name="T55_11">to</text:span><text:span text:style-name="T55_12"><text:s/></text:span><text:span text:style-name="T55_13">add</text:span><text:span text:style-name="T55_14"><text:s/></text:span><text:span text:style-name="T55_15">symptoms</text:span><text:span text:style-name="T55_16"><text:s/></text:span><text:span text:style-name="T55_17">of</text:span><text:span text:style-name="T55_18"><text:s/></text:span><text:span text:style-name="T55_19">a</text:span><text:span text:style-name="T55_20"><text:s/></text:span><text:span text:style-name="T55_21">disease</text:span><text:span text:style-name="T55_22">.</text:span></text:p>
            </text:list-item>
            <text:list-item>
              <text:p text:style-name="P56"><text:span text:style-name="T56_1">As</text:span><text:span text:style-name="T56_2"><text:s/></text:span><text:span text:style-name="T56_3">an</text:span><text:span text:style-name="T56_4"><text:s/></text:span><text:span text:style-name="T56_5">admin</text:span><text:span text:style-name="T56_6">,<text:s/></text:span><text:span text:style-name="T56_7">I</text:span><text:span text:style-name="T56_8"><text:s/></text:span><text:span text:style-name="T56_9">want</text:span><text:span text:style-name="T56_10"><text:s/></text:span><text:span text:style-name="T56_11">to</text:span><text:span text:style-name="T56_12"><text:s/></text:span><text:span text:style-name="T56_13">add</text:span><text:span text:style-name="T56_14"><text:s/></text:span><text:span text:style-name="T56_15">diagnostic</text:span><text:span text:style-name="T56_16"><text:s/></text:span><text:span text:style-name="T56_17">questions</text:span><text:span text:style-name="T56_18"><text:s/></text:span><text:span text:style-name="T56_19">for</text:span><text:span text:style-name="T56_20"><text:s/></text:span><text:span text:style-name="T56_21">a</text:span><text:span text:style-name="T56_22"><text:s/></text:span><text:span text:style-name="T56_23">disease</text:span><text:span text:style-name="T56_24"><text:s/></text:span><text:span text:style-name="T56_25">in</text:span><text:span text:style-name="T56_26"><text:s/></text:span><text:span text:style-name="T56_27">the</text:span><text:span text:style-name="T56_28"><text:s/></text:span><text:span text:style-name="T56_29">examination</text:span><text:span text:style-name="T56_30">.</text:span></text:p>
            </text:list-item>
          </text:list>
        </text:list-item>
      </text:list>
      <text:list text:style-name="LS5" xml:id="list13">
        <text:list-item>
          <text:p text:style-name="P57"><text:span text:style-name="T57_1">As</text:span><text:span text:style-name="T57_2"><text:s/></text:span><text:span text:style-name="T57_3">an</text:span><text:span text:style-name="T57_4"><text:s/></text:span><text:span text:style-name="T57_5">admin</text:span><text:span text:style-name="T57_6">,<text:s/></text:span><text:span text:style-name="T57_7">I</text:span><text:span text:style-name="T57_8"><text:s/></text:span><text:span text:style-name="T57_9">want</text:span><text:span text:style-name="T57_10"><text:s/></text:span><text:span text:style-name="T57_11">to</text:span><text:span text:style-name="T57_12"><text:s/></text:span><text:span text:style-name="T57_13">add</text:span><text:span text:style-name="T57_14"><text:s/></text:span><text:span text:style-name="T57_15">a</text:span><text:span text:style-name="T57_16"><text:s/></text:span><text:span text:style-name="T57_17">doctor</text:span><text:span text:style-name="T57_18"><text:s/></text:span><text:span text:style-name="T57_19">so</text:span><text:span text:style-name="T57_20"><text:s/></text:span><text:span text:style-name="T57_21">that</text:span><text:span text:style-name="T57_22"><text:s text:c="2"/></text:span><text:span text:style-name="T57_23">he</text:span><text:span text:style-name="T57_24">/</text:span><text:span text:style-name="T57_25">she</text:span><text:span text:style-name="T57_26"><text:s/></text:span><text:span text:style-name="T57_27">can</text:span><text:span text:style-name="T57_28"><text:s/></text:span><text:span text:style-name="T57_29">used</text:span><text:span text:style-name="T57_30"><text:s/></text:span><text:span text:style-name="T57_31">the</text:span><text:span text:style-name="T57_32"><text:s/></text:span><text:span text:style-name="T57_33">system</text:span><text:span text:style-name="T57_34">.</text:span></text:p>
        </text:list-item>
        <text:list-item>
          <text:p text:style-name="P58"><text:span text:style-name="T58_1">As</text:span><text:span text:style-name="T58_2"><text:s/></text:span><text:span text:style-name="T58_3">an</text:span><text:span text:style-name="T58_4"><text:s/></text:span><text:span text:style-name="T58_5">admin</text:span><text:span text:style-name="T58_6">,<text:s/></text:span><text:span text:style-name="T58_7">I</text:span><text:span text:style-name="T58_8"><text:s/></text:span><text:span text:style-name="T58_9">want</text:span><text:span text:style-name="T58_10"><text:s/></text:span><text:span text:style-name="T58_11">to</text:span><text:span text:style-name="T58_12"><text:s/></text:span><text:span text:style-name="T58_13">add</text:span><text:span text:style-name="T58_14"><text:s/></text:span><text:span text:style-name="T58_15">a</text:span><text:span text:style-name="T58_16"><text:s/></text:span><text:span text:style-name="T58_17">patient</text:span><text:span text:style-name="T58_18"><text:s/></text:span><text:span text:style-name="T58_19">so</text:span><text:span text:style-name="T58_20"><text:s/></text:span><text:span text:style-name="T58_21">that</text:span><text:span text:style-name="T58_22"><text:s/></text:span><text:span text:style-name="T58_23">he</text:span><text:span text:style-name="T58_24">/</text:span><text:span text:style-name="T58_25">she</text:span><text:span text:style-name="T58_26"><text:s/></text:span><text:span text:style-name="T58_27">can</text:span><text:span text:style-name="T58_28"><text:s/></text:span><text:span text:style-name="T58_29">access</text:span><text:span text:style-name="T58_30"><text:s/></text:span><text:span text:style-name="T58_31">the</text:span><text:span text:style-name="T58_32"><text:s/></text:span><text:span text:style-name="T58_33">system</text:span><text:span text:style-name="T58_34">.</text:span></text:p>
        </text:list-item>
      </text:list>
      <text:list text:style-name="LS6" xml:id="list15">
        <text:list-item>
          <text:p text:style-name="P59"><text:span text:style-name="T59_1">As</text:span><text:span text:style-name="T59_2"><text:s/></text:span><text:span text:style-name="T59_3">a</text:span><text:span text:style-name="T59_4"><text:s/></text:span><text:span text:style-name="T59_5">doctor</text:span><text:span text:style-name="T59_6">,<text:s/></text:span><text:span text:style-name="T59_7">I</text:span><text:span text:style-name="T59_8"><text:s/></text:span><text:span text:style-name="T59_9">want</text:span><text:span text:style-name="T59_10"><text:s/></text:span><text:span text:style-name="T59_11">to</text:span><text:span text:style-name="T59_12"><text:s/></text:span><text:span text:style-name="T59_13">know</text:span><text:span text:style-name="T59_14"><text:s/></text:span><text:span text:style-name="T59_15">the</text:span><text:span text:style-name="T59_16"><text:s/></text:span><text:span text:style-name="T59_17">pre</text:span><text:span text:style-name="T59_18">-</text:span><text:span text:style-name="T59_19">diagnosis</text:span><text:span text:style-name="T59_20"><text:s/></text:span><text:span text:style-name="T59_21">of</text:span><text:span text:style-name="T59_22"><text:s/></text:span><text:span text:style-name="T59_23">the</text:span><text:span text:style-name="T59_24"><text:s/></text:span><text:span text:style-name="T59_25">patient</text:span><text:span text:style-name="T59_26"><text:s/></text:span><text:span text:style-name="T59_27">so</text:span><text:span text:style-name="T59_28"><text:s/></text:span><text:span text:style-name="T59_29">that</text:span><text:span text:style-name="T59_30"><text:s/></text:span><text:span text:style-name="T59_31">I</text:span><text:span text:style-name="T59_32"><text:s/></text:span><text:span text:style-name="T59_33">can</text:span><text:span text:style-name="T59_34"><text:s/></text:span><text:span text:style-name="T59_35">easily</text:span><text:span text:style-name="T59_36"><text:s/></text:span><text:span text:style-name="T59_37">make</text:span><text:span text:style-name="T59_38"><text:s/></text:span><text:span text:style-name="T59_39">a</text:span><text:span text:style-name="T59_40"><text:s/></text:span><text:span text:style-name="T59_41">final</text:span><text:span text:style-name="T59_42"><text:s/></text:span><text:span text:style-name="T59_43">diagnosis</text:span><text:span text:style-name="T59_44">.</text:span></text:p>
        </text:list-item>
        <text:list-item>
          <text:p text:style-name="P60"><text:span text:style-name="T60_1">As</text:span><text:span text:style-name="T60_2"><text:s/></text:span><text:span text:style-name="T60_3">a</text:span><text:span text:style-name="T60_4"><text:s/></text:span><text:span text:style-name="T60_5">doctor</text:span><text:span text:style-name="T60_6">,<text:s/></text:span><text:span text:style-name="T60_7">I</text:span><text:span text:style-name="T60_8"><text:s/></text:span><text:span text:style-name="T60_9">want</text:span><text:span text:style-name="T60_10"><text:s/></text:span><text:span text:style-name="T60_11">to</text:span><text:span text:style-name="T60_12"><text:s/></text:span><text:span text:style-name="T60_13">view</text:span><text:span text:style-name="T60_14"><text:s/></text:span><text:span text:style-name="T60_15">the</text:span><text:span text:style-name="T60_16"><text:s/></text:span><text:span text:style-name="T60_17">health</text:span><text:span text:style-name="T60_18"><text:s/></text:span><text:span text:style-name="T60_19">history</text:span><text:span text:style-name="T60_20"><text:s/></text:span><text:span text:style-name="T60_21">of</text:span><text:span text:style-name="T60_22"><text:s/></text:span><text:span text:style-name="T60_23">the</text:span><text:span text:style-name="T60_24"><text:s/></text:span><text:span text:style-name="T60_25">patient</text:span><text:span text:style-name="T60_26"><text:s/></text:span><text:span text:style-name="T60_27">so</text:span><text:span text:style-name="T60_28"><text:s/></text:span><text:span text:style-name="T60_29">that</text:span><text:span text:style-name="T60_30"><text:s/></text:span><text:span text:style-name="T60_31">I</text:span><text:span text:style-name="T60_32"><text:s/></text:span><text:span text:style-name="T60_33">can</text:span><text:span text:style-name="T60_34"><text:s/></text:span><text:span text:style-name="T60_35">make</text:span><text:span text:style-name="T60_36"><text:s/></text:span><text:span text:style-name="T60_37">an</text:span><text:span text:style-name="T60_38"><text:s/></text:span><text:span text:style-name="T60_39">analysis</text:span><text:span text:style-name="T60_40"><text:s/></text:span><text:span text:style-name="T60_41">for</text:span><text:span text:style-name="T60_42"><text:s/></text:span><text:span text:style-name="T60_43">the</text:span><text:span text:style-name="T60_44"><text:s/></text:span><text:span text:style-name="T60_45">initial</text:span><text:span text:style-name="T60_46"><text:s/></text:span><text:span text:style-name="T60_47">diagnosis</text:span><text:span text:style-name="T60_48">.</text:span></text:p>
        </text:list-item>
        <text:list-item>
          <text:p text:style-name="P61"><text:span text:style-name="T61_1">As</text:span><text:span text:style-name="T61_2"><text:s/></text:span><text:span text:style-name="T61_3">a</text:span><text:span text:style-name="T61_4"><text:s/></text:span><text:span text:style-name="T61_5">doctor</text:span><text:span text:style-name="T61_6">,<text:s/></text:span><text:span text:style-name="T61_7">I</text:span><text:span text:style-name="T61_8"><text:s/></text:span><text:span text:style-name="T61_9">want</text:span><text:span text:style-name="T61_10"><text:s/></text:span><text:span text:style-name="T61_11">to</text:span><text:span text:style-name="T61_12"><text:s/></text:span><text:span text:style-name="T61_13">confirm</text:span><text:span text:style-name="T61_14"><text:s/></text:span><text:span text:style-name="T61_15">if</text:span><text:span text:style-name="T61_16"><text:s/></text:span><text:span text:style-name="T61_17">I</text:span><text:span text:style-name="T61_18"><text:s/></text:span><text:span text:style-name="T61_19">am</text:span><text:span text:style-name="T61_20"><text:s/></text:span><text:span text:style-name="T61_21">going</text:span><text:span text:style-name="T61_22"><text:s/></text:span><text:span text:style-name="T61_23">to</text:span><text:span text:style-name="T61_24"><text:s/></text:span><text:span text:style-name="T61_25">accept</text:span><text:span text:style-name="T61_26"><text:s/></text:span><text:span text:style-name="T61_27">an</text:span><text:span text:style-name="T61_28"><text:s/></text:span><text:span text:style-name="T61_29">appointment</text:span><text:span text:style-name="T61_30"><text:s/></text:span><text:span text:style-name="T61_31">or</text:span><text:span text:style-name="T61_32"><text:s/></text:span><text:span text:style-name="T61_33">not</text:span><text:span text:style-name="T61_34">.</text:span></text:p>
        </text:list-item>
        <text:list-item>
          <text:p text:style-name="P62"><text:span text:style-name="T62_1">As</text:span><text:span text:style-name="T62_2"><text:s/></text:span><text:span text:style-name="T62_3">a</text:span><text:span text:style-name="T62_4"><text:s/></text:span><text:span text:style-name="T62_5">doctor</text:span><text:span text:style-name="T62_6">,<text:s/></text:span><text:span text:style-name="T62_7">I</text:span><text:span text:style-name="T62_8"><text:s/></text:span><text:span text:style-name="T62_9">want</text:span><text:span text:style-name="T62_10"><text:s/></text:span><text:span text:style-name="T62_11">to</text:span><text:span text:style-name="T62_12"><text:s/></text:span><text:span text:style-name="T62_13">refer</text:span><text:span text:style-name="T62_14"><text:s/></text:span><text:span text:style-name="T62_15">the</text:span><text:span text:style-name="T62_16"><text:s/></text:span><text:span text:style-name="T62_17">patient</text:span><text:span text:style-name="T62_18"><text:s/></text:span><text:span text:style-name="T62_19">to</text:span><text:span text:style-name="T62_20"><text:s/></text:span><text:span text:style-name="T62_21">another</text:span><text:span text:style-name="T62_22"><text:s/></text:span><text:span text:style-name="T62_23">doctor</text:span><text:span text:style-name="T62_24"><text:s/></text:span><text:span text:style-name="T62_25">to</text:span><text:span text:style-name="T62_26"><text:s/></text:span><text:span text:style-name="T62_27">assist</text:span><text:span text:style-name="T62_28"><text:s/></text:span><text:span text:style-name="T62_29">them</text:span><text:span text:style-name="T62_30">.</text:span></text:p>
        </text:list-item>
        <text:list-item>
          <text:p text:style-name="P63"><text:span text:style-name="T63_1">As</text:span><text:span text:style-name="T63_2"><text:s/></text:span><text:span text:style-name="T63_3">a</text:span><text:span text:style-name="T63_4"><text:s/></text:span><text:span text:style-name="T63_5">doctor</text:span><text:span text:style-name="T63_6">,<text:s/></text:span><text:span text:style-name="T63_7">I</text:span><text:span text:style-name="T63_8"><text:s/></text:span><text:span text:style-name="T63_9">want</text:span><text:span text:style-name="T63_10"><text:s/></text:span><text:span text:style-name="T63_11">to</text:span><text:span text:style-name="T63_12"><text:s/></text:span><text:span text:style-name="T63_13">update</text:span><text:span text:style-name="T63_14"><text:s/></text:span><text:span text:style-name="T63_15">the</text:span><text:span text:style-name="T63_16"><text:s/></text:span><text:span text:style-name="T63_17">health</text:span><text:span text:style-name="T63_18"><text:s/></text:span><text:span text:style-name="T63_19">record</text:span><text:span text:style-name="T63_20"><text:s/></text:span><text:span text:style-name="T63_21">of</text:span><text:span text:style-name="T63_22"><text:s/></text:span><text:span text:style-name="T63_23">the</text:span><text:span text:style-name="T63_24"><text:s/></text:span><text:span text:style-name="T63_25">patient</text:span><text:span text:style-name="T63_26">.</text:span></text:p>
        </text:list-item>
        <text:list-item>
          <text:p text:style-name="P64"><text:span text:style-name="T64_1">As</text:span><text:span text:style-name="T64_2"><text:s/></text:span><text:span text:style-name="T64_3">a</text:span><text:span text:style-name="T64_4"><text:s/></text:span><text:span text:style-name="T64_5">nurse</text:span><text:span text:style-name="T64_6">,<text:s/></text:span><text:span text:style-name="T64_7">I</text:span><text:span text:style-name="T64_8"><text:s/></text:span><text:span text:style-name="T64_9">want</text:span><text:span text:style-name="T64_10"><text:s/></text:span><text:span text:style-name="T64_11">to</text:span><text:span text:style-name="T64_12"><text:s/></text:span><text:span text:style-name="T64_13">conduct</text:span><text:span text:style-name="T64_14"><text:s/></text:span><text:span text:style-name="T64_15">examination</text:span><text:span text:style-name="T64_16"><text:s/></text:span><text:span text:style-name="T64_17">for</text:span><text:span text:style-name="T64_18"><text:s/></text:span><text:span text:style-name="T64_19">the</text:span><text:span text:style-name="T64_20"><text:s/></text:span><text:span text:style-name="T64_21">patient</text:span><text:span text:style-name="T64_22">’</text:span><text:span text:style-name="T64_23">s</text:span><text:span text:style-name="T64_24"><text:s/></text:span><text:span text:style-name="T64_25">diagnosis</text:span><text:span text:style-name="T64_26">.</text:span></text:p>
        </text:list-item>
      </text:list>
      <text:list text:style-name="LS7" xml:id="list21">
        <text:list-item>
          <text:p text:style-name="P65"><text:span text:style-name="T65_1">As</text:span><text:span text:style-name="T65_2"><text:s/></text:span><text:span text:style-name="T65_3">a</text:span><text:span text:style-name="T65_4"><text:s/></text:span><text:span text:style-name="T65_5">nurse</text:span><text:span text:style-name="T65_6">,<text:s/></text:span><text:span text:style-name="T65_7">I</text:span><text:span text:style-name="T65_8"><text:s/></text:span><text:span text:style-name="T65_9">want</text:span><text:span text:style-name="T65_10"><text:s/></text:span><text:span text:style-name="T65_11">to</text:span><text:span text:style-name="T65_12"><text:s/></text:span><text:span text:style-name="T65_13">request</text:span><text:span text:style-name="T65_14"><text:s/></text:span><text:span text:style-name="T65_15">the</text:span><text:span text:style-name="T65_16"><text:s/></text:span><text:span text:style-name="T65_17">doctor</text:span><text:span text:style-name="T65_18"><text:s/></text:span><text:span text:style-name="T65_19">for</text:span><text:span text:style-name="T65_20"><text:s/></text:span><text:span text:style-name="T65_21">an</text:span><text:span text:style-name="T65_22"><text:s/></text:span><text:span text:style-name="T65_23">appointment</text:span><text:span text:style-name="T65_24">.</text:span></text:p>
        </text:list-item>
        <text:list-item>
          <text:p text:style-name="P66"><text:span text:style-name="T66_1">As</text:span><text:span text:style-name="T66_2"><text:s/></text:span><text:span text:style-name="T66_3">a</text:span><text:span text:style-name="T66_4"><text:s/></text:span><text:span text:style-name="T66_5">nurse</text:span><text:span text:style-name="T66_6">,<text:s/></text:span><text:span text:style-name="T66_7">I</text:span><text:span text:style-name="T66_8"><text:s/></text:span><text:span text:style-name="T66_9">want</text:span><text:span text:style-name="T66_10"><text:s/></text:span><text:span text:style-name="T66_11">to</text:span><text:span text:style-name="T66_12"><text:s/></text:span><text:span text:style-name="T66_13">send</text:span><text:span text:style-name="T66_14"><text:s/></text:span><text:span text:style-name="T66_15">examination</text:span><text:span text:style-name="T66_16"><text:s/></text:span><text:span text:style-name="T66_17">so</text:span><text:span text:style-name="T66_18"><text:s/></text:span><text:span text:style-name="T66_19">that</text:span><text:span text:style-name="T66_20"><text:s/></text:span><text:span text:style-name="T66_21">information</text:span><text:span text:style-name="T66_22"><text:s/></text:span><text:span text:style-name="T66_23">will</text:span><text:span text:style-name="T66_24"><text:s/></text:span><text:span text:style-name="T66_25">generate</text:span><text:span text:style-name="T66_26"><text:s/></text:span><text:span text:style-name="T66_27">initial</text:span><text:span text:style-name="T66_28"><text:s/></text:span><text:span text:style-name="T66_29">diagnosis</text:span><text:span text:style-name="T66_3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0.159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